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82000000B6D099E19A.png"/>
  <manifest:file-entry manifest:media-type="image/png" manifest:full-path="Pictures/10000201000002880000007CF34C2338.png"/>
  <manifest:file-entry manifest:media-type="image/png" manifest:full-path="Pictures/100002010000034E00000156A3DDAAF9.png"/>
  <manifest:file-entry manifest:media-type="image/png" manifest:full-path="Pictures/100002010000008000000080038A4CD5.png"/>
  <manifest:file-entry manifest:media-type="image/png" manifest:full-path="Pictures/100002010000031E00000074A9F8F41C.png"/>
  <manifest:file-entry manifest:media-type="image/png" manifest:full-path="Pictures/10000201000000800000008051215D00.png"/>
  <manifest:file-entry manifest:media-type="image/png" manifest:full-path="Pictures/100002010000008000000080A84153D7.png"/>
  <manifest:file-entry manifest:media-type="image/png" manifest:full-path="Pictures/1000020100000080000000807BD6C9C0.png"/>
  <manifest:file-entry manifest:media-type="image/png" manifest:full-path="Pictures/100002010000008000000080ECC0F394.png"/>
  <manifest:file-entry manifest:media-type="image/png" manifest:full-path="Pictures/1000020100000080000000800F9E9E10.png"/>
  <manifest:file-entry manifest:media-type="image/png" manifest:full-path="Pictures/1000020100000020000000209C9179AA.png"/>
  <manifest:file-entry manifest:media-type="image/png" manifest:full-path="Pictures/1000020100000080000000801658894B.png"/>
  <manifest:file-entry manifest:media-type="image/png" manifest:full-path="Pictures/100002010000008000000080D892E7A1.png"/>
  <manifest:file-entry manifest:media-type="image/png" manifest:full-path="Pictures/10000201000000200000002021C4C41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vertical-align="middl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e6e6ff" draw:textarea-vertical-align="middle"/>
    </style:style>
    <style:style style:name="gr7" style:family="graphic" style:parent-style-name="standard">
      <style:graphic-properties draw:fill="solid" draw:fill-color="#ccccff" draw:textarea-vertical-align="middle"/>
    </style:style>
    <style:style style:name="gr8" style:family="graphic" style:parent-style-name="standard">
      <style:graphic-properties draw:fill="solid" draw:fill-color="#ccffff" draw:textarea-vertical-align="middle"/>
    </style:style>
    <style:style style:name="gr9" style:family="graphic" style:parent-style-name="standard">
      <style:graphic-properties draw:fill="solid" draw:fill-color="#ccffff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ffccff" draw:textarea-horizontal-align="justify" draw:textarea-vertical-align="middle" draw:auto-grow-height="false" fo:min-height="0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solid" draw:fill-color="#99cc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solid" draw:fill-color="#cc99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solid" draw:fill-color="#83caff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5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77cm"/>
    </style:style>
    <style:style style:name="gr20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2.2cm" svg:height="4.916cm" svg:x="1.1cm" svg:y="16.08cm">
          <text:p/>
        </draw:rect>
        <draw:custom-shape draw:style-name="gr2" draw:text-style-name="P2" draw:layer="layout" svg:width="22.182cm" svg:height="7.529cm" svg:x="1.1cm" svg:y="8.55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61cm" svg:height="2.075cm" svg:x="17.77cm" svg:y="10.547cm">
          <text:p text:style-name="P2">View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762cm" svg:height="2.074cm" svg:x="1.639cm" svg:y="13.314cm">
          <text:p text:style-name="P2">Database</text:p>
          <text:p text:style-name="P2">Adap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762cm" svg:height="2.074cm" svg:x="7.016cm" svg:y="10.549cm">
          <text:p text:style-name="P2">Translation</text:p>
          <text:p text:style-name="P2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761cm" svg:height="2.074cm" svg:x="1.637cm" svg:y="10.549cm">
          <text:p text:style-name="P2">Base </text:p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1" draw:layer="layout" svg:width="22.182cm" svg:height="1.23cm" svg:x="1.1cm" svg:y="8.551cm">
          <text:p text:style-name="P2"><text:span text:style-name="T1">Core (MVC)</text:span></text:p>
        </draw:rect>
        <draw:rect draw:style-name="gr7" draw:text-style-name="P1" draw:layer="layout" svg:width="22.2cm" svg:height="1.459cm" svg:x="1.1cm" svg:y="16.08cm">
          <text:p text:style-name="P2"><text:span text:style-name="T1">WebServer</text:span></text:p>
        </draw:rect>
        <draw:rect draw:style-name="gr8" draw:text-style-name="P1" draw:layer="layout" svg:width="22.182cm" svg:height="6.913cm" svg:x="1.118cm" svg:y="1.638cm">
          <text:p/>
        </draw:rect>
        <draw:rect draw:style-name="gr9" draw:text-style-name="P1" draw:layer="layout" svg:width="22.182cm" svg:height="1.229cm" svg:x="1.1cm" svg:y="1.1cm">
          <text:p text:style-name="P2"><text:span text:style-name="T1">Groot-Onlineshop</text:span></text:p>
        </draw:rect>
        <draw:custom-shape draw:style-name="gr4" draw:text-style-name="P2" draw:layer="layout" svg:width="4.761cm" svg:height="2.074cm" svg:x="1.639cm" svg:y="3.02cm">
          <text:p text:style-name="P2">Concrete </text:p>
          <text:p text:style-name="P2">Mode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761cm" svg:height="2.074cm" svg:x="1.639cm" svg:y="5.786cm">
          <text:p text:style-name="P2">Specific </text:p>
          <text:p text:style-name="P2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762cm" svg:height="2.074cm" svg:x="7.016cm" svg:y="3.02cm">
          <text:p text:style-name="P2">Translation </text:p>
          <text:p text:style-name="P2">Fi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61cm" svg:height="2.074cm" svg:x="17.77cm" svg:y="3.02cm">
          <text:p text:style-name="P2">Vie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61cm" svg:height="2.074cm" svg:x="17.77cm" svg:y="5.786cm">
          <text:p text:style-name="P2">Viewl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.61cm" svg:height="2.766cm" svg:x="2.944cm" svg:y="17.923cm">
          <text:p text:style-name="P2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draw:layer="layout" svg:width="4.763cm" svg:height="2.074cm" svg:x="7.322cm" svg:y="18.231cm">
          <text:p text:style-name="P2">PH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2" draw:layer="layout" svg:width="4.763cm" svg:height="2.074cm" svg:x="12.391cm" svg:y="3.02cm">
            <text:p text:style-name="P2">HTML</text:p>
            <text:p text:style-name="P2">Templat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2" draw:layer="layout" svg:width="0.537cm" svg:height="0.538cm" svg:x="16.387cm" svg:y="3.174cm">
            <draw:image xlink:href="Pictures/1000020100000080000000801658894B.png" xlink:type="simple" xlink:show="embed" xlink:actuate="onLoad">
              <text:p/>
            </draw:image>
          </draw:frame>
        </draw:g>
        <draw:custom-shape draw:style-name="gr12" draw:text-style-name="P2" draw:layer="layout" svg:width="4.763cm" svg:height="2.074cm" svg:x="12.391cm" svg:y="10.549cm">
          <text:p text:style-name="P2">Template</text:p>
          <text:p text:style-name="P2">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0.438cm" svg:height="0.481cm" svg:x="11.114cm" svg:y="3.264cm">
          <draw:image xlink:href="Pictures/1000020100000020000000209C9179AA.png" xlink:type="simple" xlink:show="embed" xlink:actuate="onLoad">
            <text:p/>
          </draw:image>
        </draw:frame>
        <draw:frame draw:style-name="gr13" draw:text-style-name="P2" draw:layer="layout" svg:width="0.417cm" svg:height="0.449cm" svg:x="21.884cm" svg:y="10.836cm">
          <draw:image xlink:href="Pictures/10000201000000200000002021C4C41A.png" xlink:type="simple" xlink:show="embed" xlink:actuate="onLoad">
            <text:p/>
          </draw:image>
        </draw:frame>
        <draw:g>
          <draw:custom-shape draw:style-name="gr14" draw:text-style-name="P2" draw:layer="layout" svg:width="4.763cm" svg:height="2.074cm" svg:x="7.014cm" svg:y="5.786cm">
            <text:p text:style-name="P2">Tes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2" draw:layer="layout" svg:width="0.768cm" svg:height="0.767cm" svg:x="11.011cm" svg:y="5.914cm">
            <draw:image xlink:href="Pictures/100002010000008000000080ECC0F394.png" xlink:type="simple" xlink:show="embed" xlink:actuate="onLoad">
              <text:p/>
            </draw:image>
          </draw:frame>
        </draw:g>
        <draw:frame draw:style-name="gr13" draw:text-style-name="P2" draw:layer="layout" svg:width="0.504cm" svg:height="0.506cm" svg:x="16.513cm" svg:y="10.855cm">
          <draw:image xlink:href="Pictures/100002010000008000000080D892E7A1.png" xlink:type="simple" xlink:show="embed" xlink:actuate="onLoad">
            <text:p/>
          </draw:image>
        </draw:frame>
        <draw:custom-shape draw:style-name="gr14" draw:text-style-name="P2" draw:layer="layout" svg:width="4.762cm" svg:height="2.074cm" svg:x="7.016cm" svg:y="13.316cm">
          <text:p text:style-name="P2">Test</text:p>
          <text:p text:style-name="P2">Frame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0.537cm" svg:height="0.537cm" svg:x="11.027cm" svg:y="13.622cm">
          <draw:image xlink:href="Pictures/1000020100000080000000800F9E9E10.png" xlink:type="simple" xlink:show="embed" xlink:actuate="onLoad">
            <text:p/>
          </draw:image>
        </draw:frame>
        <draw:frame draw:style-name="gr13" draw:text-style-name="P2" draw:layer="layout" svg:width="0.922cm" svg:height="0.923cm" svg:x="10.84cm" svg:y="10.645cm">
          <draw:image xlink:href="Pictures/100002010000008000000080038A4CD5.png" xlink:type="simple" xlink:show="embed" xlink:actuate="onLoad">
            <text:p/>
          </draw:image>
        </draw:frame>
        <draw:frame draw:style-name="gr13" draw:text-style-name="P2" draw:layer="layout" svg:width="0.538cm" svg:height="0.539cm" svg:x="21.798cm" svg:y="3.25cm">
          <draw:image xlink:href="Pictures/1000020100000080000000807BD6C9C0.png" xlink:type="simple" xlink:show="embed" xlink:actuate="onLoad">
            <text:p/>
          </draw:image>
        </draw:frame>
        <draw:frame draw:style-name="gr13" draw:text-style-name="P2" draw:layer="layout" svg:width="0.498cm" svg:height="0.498cm" svg:x="21.84cm" svg:y="6.063cm">
          <draw:image xlink:href="Pictures/100002010000008000000080A84153D7.png" xlink:type="simple" xlink:show="embed" xlink:actuate="onLoad">
            <text:p/>
          </draw:image>
        </draw:frame>
        <draw:custom-shape draw:style-name="gr15" draw:text-style-name="P2" draw:layer="layout" svg:width="4.763cm" svg:height="2.074cm" svg:x="12.391cm" svg:y="13.314cm">
          <text:p text:style-name="P2">Generic</text:p>
          <text:p text:style-name="P2">Auto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0.553cm" svg:height="0.554cm" svg:x="16.387cm" svg:y="13.565cm">
          <draw:image xlink:href="Pictures/10000201000000800000008051215D00.png" xlink:type="simple" xlink:show="embed" xlink:actuate="onLoad">
            <text:p/>
          </draw:image>
        </draw:frame>
        <draw:custom-shape draw:style-name="gr16" draw:text-style-name="P2" draw:layer="layout" svg:width="4.763cm" svg:height="2.074cm" svg:x="12.391cm" svg:y="5.822cm">
          <text:p text:style-name="P2">Wikipedia</text:p>
          <text:p text:style-name="P2">REST-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2" draw:text-style-name="P1" xml:id="id5" draw:id="id5" draw:layer="layout" svg:width="3.139cm" svg:height="3.401cm" svg:x="12.055cm" svg:y="5.9cm">
          <text:p text:style-name="P1"><text:span text:style-name="T1">HTML</text:span></text:p>
          <text:p text:style-name="P1"><text:span text:style-name="T1">Templa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3" draw:id="id3" draw:layer="layout" svg:width="6.264cm" svg:height="2.348cm" svg:x="2.4cm" svg:y="13.252cm">
          <text:p text:style-name="P1"><text:span text:style-name="T1">Data</text:span></text:p>
          <text:p text:style-name="P1"><text:span text:style-name="T1">(Assoc-Array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" draw:id="id2" draw:layer="layout" svg:width="5.844cm" svg:height="2.18cm" svg:x="10.746cm" svg:y="17.936cm">
          <text:p text:style-name="P1"><text:span text:style-name="T1">HTML-St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7" draw:text-style-name="P2" draw:layer="layout" draw:type="curve" svg:x1="13.668cm" svg:y1="15.755cm" svg:x2="13.668cm" svg:y2="17.936cm" draw:start-shape="id1" draw:start-glue-point="2" draw:end-shape="id2" draw:end-glue-point="5" svg:d="M13668 15755v2181">
          <text:p/>
        </draw:connector>
        <draw:custom-shape draw:style-name="gr11" draw:text-style-name="P1" xml:id="id6" draw:id="id6" draw:layer="layout" svg:width="3.14cm" svg:height="3.401cm" svg:x="21.738cm" svg:y="12.79cm">
          <draw:glue-point draw:id="8" svg:x="-5cm" svg:y="-2.948cm"/>
          <draw:glue-point draw:id="9" svg:x="-5cm" svg:y="2.179cm"/>
          <text:p text:style-name="P1"><text:span text:style-name="T1">Temporary</text:span></text:p>
          <text:p text:style-name="P1"><text:span text:style-name="T1">PH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7" draw:text-style-name="P2" draw:layer="layout" draw:type="line" svg:x1="7.881cm" svg:y1="14.426cm" svg:x2="10.485cm" svg:y2="14.317cm" draw:start-shape="id3" draw:start-glue-point="6" draw:end-shape="id4" draw:end-glue-point="3" svg:d="M7881 14426l2604-109">
          <text:p/>
        </draw:connector>
        <draw:connector draw:style-name="gr17" draw:text-style-name="P2" draw:layer="layout" draw:type="line" svg:x1="13.625cm" svg:y1="9.301cm" svg:x2="13.668cm" svg:y2="12.877cm" draw:start-shape="id5" draw:start-glue-point="6" draw:end-shape="id1" draw:end-glue-point="0" svg:d="M13625 9301l43 3576">
          <text:p/>
        </draw:connector>
        <draw:connector draw:style-name="gr17" draw:text-style-name="P2" draw:layer="layout" draw:type="line" svg:x1="16.851cm" svg:y1="13.488cm" svg:x2="21.738cm" svg:y2="13.488cm" draw:start-shape="id1" draw:start-glue-point="4" draw:end-shape="id6" draw:end-glue-point="8" svg:d="M16851 13488h4887">
          <text:p/>
        </draw:connector>
        <draw:custom-shape draw:style-name="gr12" draw:text-style-name="P1" xml:id="id1" draw:id="id1" draw:layer="layout" svg:width="6.366cm" svg:height="2.878cm" svg:x="10.485cm" svg:y="12.877cm">
          <draw:glue-point draw:id="4" svg:x="5cm" svg:y="-2.878cm"/>
          <text:p text:style-name="P1"><text:span text:style-name="T1">Template</text:span></text:p>
          <text:p text:style-name="P1"><text:span text:style-name="T1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4" draw:id="id4" draw:layer="layout" svg:width="6.366cm" svg:height="2.878cm" svg:x="10.485cm" svg:y="12.878cm">
          <draw:glue-point draw:id="4" svg:x="5cm" svg:y="3.178cm"/>
          <text:p text:style-name="P1"><text:span text:style-name="T1">Template</text:span></text:p>
          <text:p text:style-name="P1"><text:span text:style-name="T1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draw:type="line" svg:x1="16.851cm" svg:y1="15.231cm" svg:x2="21.738cm" svg:y2="15.231cm" draw:start-shape="id4" draw:start-glue-point="4" draw:end-shape="id6" draw:end-glue-point="9" svg:d="M16851 15231h4887">
          <text:p/>
        </draw:connector>
        <draw:frame draw:style-name="gr18" draw:layer="layout" svg:width="4.668cm" svg:height="0.962cm" svg:x="16.851cm" svg:y="12.649cm">
          <draw:text-box>
            <text:p>Save PHP-File</text:p>
          </draw:text-box>
        </draw:frame>
        <draw:frame draw:style-name="gr19" draw:layer="layout" svg:width="3.749cm" svg:height="0.962cm" svg:x="16.851cm" svg:y="14.393cm">
          <draw:text-box>
            <text:p>Include File</text:p>
          </draw:text-box>
        </draw:frame>
        <draw:frame draw:style-name="gr13" draw:text-style-name="P2" draw:layer="layout" svg:width="12.276cm" svg:height="1.783cm" svg:x="1cm" svg:y="10.222cm">
          <draw:image xlink:href="Pictures/100002010000031E00000074A9F8F41C.png" xlink:type="simple" xlink:show="embed" xlink:actuate="onLoad">
            <text:p/>
          </draw:image>
        </draw:frame>
        <draw:frame draw:style-name="gr13" draw:text-style-name="P2" draw:layer="layout" svg:width="13.014cm" svg:height="5.26cm" svg:x="15.786cm" svg:y="6.571cm">
          <draw:image xlink:href="Pictures/100002010000034E00000156A3DDAAF9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10" draw:text-style-name="P1" xml:id="id10" draw:id="id10" draw:layer="layout" svg:width="7.568cm" svg:height="2.404cm" svg:x="4.927cm" svg:y="8.519cm">
          <text:p text:style-name="P1"><text:span text:style-name="T1">Translation ke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919.468297847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8" draw:id="id8" draw:layer="layout" svg:width="6.5cm" svg:height="2.939cm" svg:x="14.098cm" svg:y="10.745cm">
          <text:p text:style-name="P1">Translation</text:p>
          <text:p text:style-name="P1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1" draw:id="id11" draw:layer="layout" svg:width="5.966cm" svg:height="2.226cm" svg:x="22.646cm" svg:y="11.101cm">
          <text:p text:style-name="P1"><text:span text:style-name="T1">Translated</text:span></text:p>
          <text:p text:style-name="P1"><text:span text:style-name="T1">St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xml:id="id7" draw:id="id7">
          <draw:custom-shape draw:style-name="gr5" draw:text-style-name="P1" draw:layer="layout" svg:width="3.473cm" svg:height="3.762cm" svg:x="16.057cm" svg:y="3.8cm">
            <text:p text:style-name="P1"><text:span text:style-name="T1">Translation </text:span></text:p>
            <text:p text:style-name="P1"><text:span text:style-name="T1">File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3.472cm" svg:height="3.761cm" svg:x="15.612cm" svg:y="4.357cm">
            <text:p text:style-name="P1"><text:span text:style-name="T1">Translation </text:span></text:p>
            <text:p text:style-name="P1"><text:span text:style-name="T1">File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3.472cm" svg:height="3.762cm" svg:x="15.256cm" svg:y="4.891cm">
            <text:p text:style-name="P1"><text:span text:style-name="T1">Translation </text:span></text:p>
            <text:p text:style-name="P1"><text:span text:style-name="T1">File</text:span></text:p>
            <text:p text:style-name="P1"><text:span text:style-name="T1">(de)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10" draw:text-style-name="P1" xml:id="id9" draw:id="id9" draw:layer="layout" svg:width="6.945cm" svg:height="2.76cm" svg:x="4.571cm" svg:y="14.04cm">
          <text:p text:style-name="P1"><text:span text:style-name="T1">String-Values</text:span></text:p>
          <text:p text:style-name="P1"><text:span text:style-name="T1">(Assoc-Array)</text:span></text:p>
          <draw:enhanced-geometry svg:viewBox="0 0 21600 21600" draw:glue-points="?f6 0 10800 ?f8 ?f11 10800 ?f9 21600 10800 ?f10 ?f5 10800" draw:text-areas="?f3 ?f3 ?f4 ?f4" draw:type="parallelogram" draw:modifiers="3477.7079861556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7" draw:text-style-name="P2" draw:layer="layout" draw:type="curve" svg:x1="17.393cm" svg:y1="8.653cm" svg:x2="17.348cm" svg:y2="10.745cm" draw:start-shape="id7" draw:end-shape="id8" draw:end-glue-point="0" svg:d="M17393 8653c0 1569-45 523-45 2092">
          <text:p/>
        </draw:connector>
        <draw:frame draw:style-name="gr13" draw:text-style-name="P2" draw:layer="layout" svg:width="10.177cm" svg:height="1.947cm" svg:x="1.339cm" svg:y="11.482cm">
          <draw:image xlink:href="Pictures/10000201000002880000007CF34C2338.png" xlink:type="simple" xlink:show="embed" xlink:actuate="onLoad">
            <text:p/>
          </draw:image>
        </draw:frame>
        <draw:connector draw:style-name="gr17" draw:text-style-name="P2" draw:layer="layout" draw:type="line" svg:x1="10.957cm" svg:y1="15.42cm" svg:x2="14.098cm" svg:y2="12.214cm" draw:start-shape="id9" draw:start-glue-point="6" draw:end-shape="id8" draw:end-glue-point="3" svg:d="M10957 15420l3141-3206">
          <text:p/>
        </draw:connector>
        <draw:connector draw:style-name="gr17" draw:text-style-name="P2" draw:layer="layout" draw:type="line" svg:x1="11.984cm" svg:y1="9.721cm" svg:x2="14.098cm" svg:y2="12.221cm" draw:start-shape="id10" draw:start-glue-point="6" svg:d="M11984 9721l2114 2500">
          <text:p/>
        </draw:connector>
        <draw:circle draw:style-name="gr20" draw:text-style-name="P2" draw:layer="layout" svg:width="1.514cm" svg:height="1.514cm" svg:x="11.872cm" svg:y="11.368cm">
          <text:p text:style-name="P2">2</text:p>
        </draw:circle>
        <draw:circle draw:style-name="gr20" draw:text-style-name="P2" draw:layer="layout" svg:width="1.513cm" svg:height="1.514cm" svg:x="17.571cm" svg:y="8.964cm">
          <text:p text:style-name="P2">1</text:p>
        </draw:circle>
        <draw:frame draw:style-name="gr13" draw:text-style-name="P2" draw:layer="layout" svg:width="6.061cm" svg:height="2.857cm" svg:x="22.646cm" svg:y="13.684cm">
          <draw:image xlink:href="Pictures/1000020100000182000000B6D099E19A.png" xlink:type="simple" xlink:show="embed" xlink:actuate="onLoad">
            <text:p/>
          </draw:image>
        </draw:frame>
        <draw:circle draw:style-name="gr20" draw:text-style-name="P2" draw:layer="layout" svg:width="1.514cm" svg:height="1.514cm" svg:x="20.954cm" svg:y="10.478cm">
          <text:p text:style-name="P2">3</text:p>
        </draw:circle>
        <draw:connector draw:style-name="gr17" draw:text-style-name="P2" draw:layer="layout" draw:type="line" svg:x1="20.598cm" svg:y1="12.214cm" svg:x2="23.391cm" svg:y2="12.214cm" draw:start-shape="id8" draw:start-glue-point="1" draw:end-shape="id11" draw:end-glue-point="9" svg:d="M20598 12214h2793">
          <text:p/>
        </draw:connector>
      </draw:page>
      <draw:page draw:name="page4" draw:style-name="dp1" draw:master-page-name="Default">
        <draw:custom-shape draw:style-name="gr10" draw:text-style-name="P2" draw:layer="layout" svg:width="4.9cm" svg:height="2.7cm" svg:x="1.3cm" svg:y="2.5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.9cm" svg:height="2.7cm" svg:x="7.1cm" svg:y="4.2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.9cm" svg:height="2.7cm" svg:x="7.101cm" svg:y="0.8cm">
          <text:p text:style-name="P2">Viewl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.9cm" svg:height="2.7cm" svg:x="13cm" svg:y="2.501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.9cm" svg:height="2.7cm" svg:x="20.3cm" svg:y="2.5cm">
          <text:p text:style-name="P2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8.101cm" svg:y="9.7cm">
          <text:p text:style-name="P2">Template render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1.3cm" svg:y="9.701cm">
          <text:p text:style-name="P2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7.901cm" svg:y="15.2cm">
          <text:p text:style-name="P2">View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0.801cm" svg:y="15.201cm">
          <text:p text:style-name="P2">Data 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15cm" svg:y="15.202cm">
          <text:p text:style-name="P2">Template</text:p>
          <text:p text:style-name="P2">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15.6cm" svg:y="9.701cm">
          <text:p text:style-name="P2">Auto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15cm" svg:y="18.5cm">
          <text:p text:style-name="P2">Trans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7.9cm" svg:y="18.501cm">
          <text:p text:style-name="P2">Authentif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3T16:15:56</meta:creation-date>
    <dc:date>2015-01-10T20:26:57</dc:date>
    <meta:editing-duration>PT8H14M39S</meta:editing-duration>
    <meta:editing-cycles>53</meta:editing-cycles>
    <meta:generator>OpenOffice/4.1.1$Unix OpenOffice.org_project/411m6$Build-9775</meta:generator>
    <meta:document-statistic meta:object-count="80"/>
  </office:meta>
</office:document-meta>
</file>